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Toothbrush_Count</text:p>
          </table:table-cell>
          <table:table-cell office:value-type="string" calcext:value-type="string">
            <text:p>Total_Crew</text:p>
          </table:table-cell>
        </table:table-row>
        <table:table-row table:style-name="ro1">
          <table:table-cell office:value-type="string" calcext:value-type="string">
            <text:p>ISS</text:p>
          </table:table-cell>
          <table:table-cell table:formula="of:=3*[.C2]" office:value-type="float" office:value="807" calcext:value-type="float">
            <text:p>80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Apollo</text:p>
          </table:table-cell>
          <table:table-cell table:formula="of:=15+(3*3*6)"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formula="of:=3*[.C4]" office:value-type="float" office:value="939" calcext:value-type="float">
            <text:p>939</text:p>
          </table:table-cell>
          <table:table-cell table:formula="of:=606-SUM([.C2:.C3])"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])" office:value-type="float" office:value="1815" calcext:value-type="float">
            <text:p>1815</text:p>
          </table:table-cell>
          <table:table-cell table:formula="of:=SUM([.C2:.C4])"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Average_Year</text:p>
          </table:table-cell>
          <table:table-cell table:formula="of:=[.B5]/(2023-1961)" office:value-type="float" office:value="29.2741935483871" calcext:value-type="float">
            <text:p>29.2741935483871</text:p>
          </table:table-cell>
          <table:table-cell table:formula="of:=[.C5]/(2023-1961)" office:value-type="float" office:value="9.7741935483871" calcext:value-type="float">
            <text:p>9.7741935483871</text:p>
          </table:table-cell>
        </table:table-row>
        <table:table-row table:style-name="ro1">
          <table:table-cell office:value-type="string" calcext:value-type="string">
            <text:p>US_Household_Year</text:p>
          </table:table-cell>
          <table:table-cell table:formula="of:=[.C7]*4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_Household_v_Space</text:p>
          </table:table-cell>
          <table:table-cell table:formula="of:=16*(2023-1961)" office:value-type="float" office:value="992" calcext:value-type="float">
            <text:p>992</text:p>
          </table:table-cell>
          <table:table-cell office:value-type="float" office:value="4" calcext:value-type="float">
            <text:p>4</text:p>
          </table:table-cell>
        </table:table-row>
      </table:table>
      <table:table table:name="Visual" table:style-name="ta1">
        <table:shapes>
          <draw:frame draw:z-index="0" draw:style-name="gr1" draw:text-style-name="P1" svg:width="6.2996in" svg:height="4.8161in" svg:x="2.6358in" svg:y="0.6709in">
            <draw:object draw:notify-on-update-of-ranges="Visual.A2:Visual.A2 Visual.A3:Visual.A4 Visual.B2:Visual.B2 Visual.B3:Visual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Toothbrush_Count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table:style-name="ce1" table:formula="of:=[$Calculations.B6]" office:value-type="float" office:value="29.2741935483871" calcext:value-type="float">
            <text:p>29</text:p>
          </table:table-cell>
        </table:table-row>
        <table:table-row table:style-name="ro1">
          <table:table-cell office:value-type="string" calcext:value-type="string">
            <text:p>US Household</text:p>
          </table:table-cell>
          <table:table-cell table:formula="of:=[$Calculations.B7]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09:55:57.175297416</meta:creation-date>
    <dc:date>2023-10-01T11:08:41.677698503</dc:date>
    <meta:editing-duration>PT1H8M19S</meta:editing-duration>
    <meta:editing-cycles>6</meta:editing-cycles>
    <meta:generator>LibreOffice/7.4.5.1$MacOSX_AARCH64 LibreOffice_project/9c0871452b3918c1019dde9bfac75448afc4b57f</meta:generator>
    <meta:document-statistic meta:table-count="2" meta:cell-count="3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color="#808080" fo:font-size="16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97d2fb" dr3d:edge-rounding="5%"/>
      <style:text-properties fo:font-size="16pt" style:font-size-asian="10pt" style:font-size-complex="10pt"/>
    </style:style>
    <style:style style:name="ch7" style:family="chart">
      <style:chart-properties chart:solid-type="cuboid"/>
      <style:graphic-properties draw:fill-color="#f7c6c2"/>
      <style:text-properties fo:color="#f7c6c2"/>
    </style:style>
    <style:style style:name="ch8" style:family="chart">
      <style:chart-properties chart:solid-type="cuboid"/>
      <style:graphic-properties draw:fill-color="#e34234"/>
      <style:text-properties fo:color="#e34234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12.234cm" xlink:href=".." xlink:type="simple" chart:class="chart:bar" chart:style-name="ch1">
        <chart:title svg:x="1.669cm" svg:y="0.379cm" chart:style-name="ch2">
          <text:p>The Average US Household Uses Half as Many Toothbrushes as Fly in Space Annually</text:p>
        </chart:title>
        <chart:plot-area chart:style-name="ch3" table:cell-range-address="Visual.A2:Visual.B4" chart:data-source-has-labels="both" svg:x="0.319cm" svg:y="3.951cm" svg:width="15.68cm" svg:height="8.037cm">
          <chart:coordinate-region svg:x="4.23cm" svg:y="3.951cm" svg:width="11.769cm" svg:height="8.037cm"/>
          <chart:axis chart:dimension="x" chart:name="primary-x" chart:style-name="ch4" chartooo:axis-type="auto">
            <chartooo:date-scale/>
            <chart:categories table:cell-range-address="Visual.A3:Visual.A4"/>
          </chart:axis>
          <chart:axis chart:dimension="y" chart:name="primary-y" chart:style-name="ch5"/>
          <chart:series chart:style-name="ch6" chart:values-cell-range-address="Visual.B3:Visual.B4" chart:label-cell-address="Visual.B2:Visual.B2" chart:class="chart:bar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othbrush_Count</text:p>
                <draw:g>
                  <svg:desc>Visual.B2:Visual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erage_Year</text:p>
                <draw:g>
                  <svg:desc>Visual.A3:Visual.A4</svg:desc>
                </draw:g>
              </table:table-cell>
              <table:table-cell office:value-type="float" office:value="29.2741935483871">
                <text:p>29.2741935483871</text:p>
                <draw:g>
                  <svg:desc>Visual.B3:Visual.B4</svg:desc>
                </draw:g>
              </table:table-cell>
            </table:table-row>
            <table:table-row>
              <table:table-cell office:value-type="string">
                <text:p>US_Household_v_Space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MacOSX_AARCH64 LibreOffice_project/9c0871452b3918c1019dde9bfac75448afc4b57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